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e1e6" officeooo:paragraph-rsid="0007e1e6"/>
    </style:style>
    <style:style style:name="P2" style:family="paragraph" style:parent-style-name="Standard">
      <style:paragraph-properties fo:text-align="center" style:justify-single-word="false"/>
      <style:text-properties officeooo:rsid="0007e1e6" officeooo:paragraph-rsid="0007e1e6"/>
    </style:style>
    <style:style style:name="P3" style:family="paragraph" style:parent-style-name="Standard">
      <style:text-properties officeooo:rsid="0008f7a0" officeooo:paragraph-rsid="0008f7a0"/>
    </style:style>
    <style:style style:name="P4" style:family="paragraph" style:parent-style-name="Standard">
      <style:text-properties officeooo:rsid="000a17e1" officeooo:paragraph-rsid="000a17e1"/>
    </style:style>
    <style:style style:name="P5" style:family="paragraph" style:parent-style-name="Standard">
      <style:text-properties officeooo:rsid="000c10ce" officeooo:paragraph-rsid="000c10ce"/>
    </style:style>
    <style:style style:name="T1" style:family="text">
      <style:text-properties officeooo:rsid="0008f7a0"/>
    </style:style>
    <style:style style:name="T2" style:family="text">
      <style:text-properties officeooo:rsid="000c10ce"/>
    </style:style>
    <style:style style:name="T3" style:family="text">
      <style:text-properties officeooo:rsid="000d2361"/>
    </style:style>
    <style:style style:name="T4" style:family="text">
      <style:text-properties officeooo:rsid="000f07b9"/>
    </style:style>
    <style:style style:name="T5" style:family="text">
      <style:text-properties officeooo:rsid="000fc180"/>
    </style:style>
    <style:style style:name="T6" style:family="text">
      <style:text-properties officeooo:rsid="00101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aveat Corn</text:p>
      <text:p text:style-name="P1">Class: M3</text:p>
      <text:p text:style-name="P1"/>
      <text:p text:style-name="P2">Homework</text:p>
      <text:p text:style-name="P1"/>
      <text:p text:style-name="P1">1.D</text:p>
      <text:p text:style-name="P1"/>
      <text:p text:style-name="P1"><text:tab/>1. <text:span text:style-name="T1">ethnic origin</text:span></text:p>
      <text:p text:style-name="P1"><text:tab/>2. <text:span text:style-name="T1">social security</text:span></text:p>
      <text:p text:style-name="P3"><text:tab/>3. probation</text:p>
      <text:p text:style-name="P1"><text:tab/>4. Emergency</text:p>
      <text:p text:style-name="P3"><text:tab/>5. <text:span text:style-name="T6">Equal Opportunity Employer</text:span></text:p>
      <text:p text:style-name="P1"><text:tab/>6. employee</text:p>
      <text:p text:style-name="P1"><text:tab/>7. supervisor</text:p>
      <text:p text:style-name="P1"><text:tab/><text:span text:style-name="T1">8. </text:span><text:span text:style-name="T6">occupation</text:span></text:p>
      <text:p text:style-name="P1"><text:tab/><text:span text:style-name="T1">9. </text:span><text:span text:style-name="T6">dependents</text:span></text:p>
      <text:p text:style-name="P3"><text:tab/>10. creed<text:line-break/></text:p>
      <text:p text:style-name="P4">1.E</text:p>
      <text:p text:style-name="P4"><text:tab/>1<text:line-break/><text:tab/><text:span text:style-name="T2">2. a<text:line-break/><text:tab/>3. c<text:line-break/><text:tab/></text:span><text:span text:style-name="T3">4. a<text:line-break/><text:tab/>5. </text:span><text:span text:style-name="T4">b<text:line-break/><text:tab/>6. </text:span><text:span text:style-name="T5">a<text:line-break/><text:tab/>7. b<text:line-break/><text:tab/>8. b<text:line-break/><text:tab/>9. b<text:line-break/><text:tab/>10. a<text:line-break/>1. F<text:line-break/><text:tab/>1. laid off<text:line-break/><text:tab/>2. reference<text:line-break/><text:tab/>3. </text:span><text:span text:style-name="T6">relationship</text:span><text:span text:style-name="T5"><text:line-break/><text:tab/>4. previous employer<text:line-break/><text:tab/>5. present employer<text:line-break/><text:tab/>6. felony</text:span></text:p>
      <text:p text:style-name="P4"><text:tab/><text:span text:style-name="T5">7. laid off</text:span></text:p>
      <text:p text:style-name="P4"><text:tab/><text:span text:style-name="T5">8. misdemeanor</text:span><text:span text:style-name="T2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4T08:34:41.281458532</meta:creation-date>
    <dc:date>2021-08-04T10:23:24.771006534</dc:date>
    <meta:editing-duration>PT6M50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8" meta:word-count="73" meta:character-count="385" meta:non-whitespace-character-count="300"/>
  </office:meta>
</office:document-meta>
</file>